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2.698cm"/>
    </style:style>
    <style:style style:name="co5" style:family="table-column">
      <style:table-column-properties fo:break-before="auto" style:column-width="12.725cm"/>
    </style:style>
    <style:style style:name="co6" style:family="table-column">
      <style:table-column-properties fo:break-before="auto" style:column-width="8.9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nubber capacito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sh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2C103KBR5TA</text:p>
          </table:table-cell>
          <table:table-cell office:value-type="string" calcext:value-type="string">
            <text:p>KEMET</text:p>
          </table:table-cell>
          <table:table-cell table:style-name="ce4" office:value-type="float" office:value="0.95" calcext:value-type="float">
            <text:p>0,95</text:p>
          </table:table-cell>
          <table:table-cell office:value-type="string" calcext:value-type="string">
            <text:p><text:a xlink:href="https://fr.rs-online.com/web/p/condensateurs-ceramique-multicouches/9060654" xlink:type="simple">https://fr.rs-online.com/web/p/condensateurs-ceramique-multicouches/9060654</text:a></text:p>
          </table:table-cell>
          <table:table-cell office:value-type="string" calcext:value-type="string">
            <text:p><text:a xlink:href="https://docs.rs-online.com/f300/0900766b81706bea.pdf" xlink:type="simple">https://docs.rs-online.com/f300/0900766b81706bea.pdf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Snubber resisto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CFR200J330R</text:p>
          </table:table-cell>
          <table:table-cell office:value-type="string" calcext:value-type="string">
            <text:p>TE Connectivity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<text:a xlink:href="https://fr.rs-online.com/web/p/resistances-traversantes/0131996" xlink:type="simple">https://fr.rs-online.com/web/p/resistances-traversantes/0131996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ent 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4-3888</text:p>
          </table:table-cell>
          <table:table-cell office:value-type="string" calcext:value-type="string">
            <text:p>RS-PRO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<text:a xlink:href="https://fr.rs-online.com/web/p/transformateurs-de-courant/1243888" xlink:type="simple">https://fr.rs-online.com/web/p/transformateurs-de-courant/1243888</text:a></text:p>
          </table:table-cell>
          <table:table-cell office:value-type="string" calcext:value-type="string">
            <text:p><text:a xlink:href="https://docs.rs-online.com/3a8a/0900766b8169af75.pdf" xlink:type="simple">https://docs.rs-online.com/3a8a/0900766b8169af75.pdf</text:a>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ow voltage c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K104K15X7RF53L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shay</text:p>
          </table:table-cell>
          <table:table-cell table:style-name="ce4" office:value-type="float" office:value="0.119" calcext:value-type="float">
            <text:p>0,119</text:p>
          </table:table-cell>
          <table:table-cell office:value-type="string" calcext:value-type="string">
            <text:p><text:a xlink:href="https://fr.rs-online.com/web/p/condensateurs-ceramique-multicouches/1816552" xlink:type="simple">https://fr.rs-online.com/web/p/condensateurs-ceramique-multicouches/1816552</text:a></text:p>
          </table:table-cell>
          <table:table-cell office:value-type="string" calcext:value-type="string">
            <text:p><text:a xlink:href="https://docs.rs-online.com/b86a/0900766b816adfc3.pdf" xlink:type="simple">https://docs.rs-online.com/b86a/0900766b816adfc3.pdf</text:a></text:p>
          </table:table-cell>
        </table:table-row>
        <table:table-row table:style-name="ro1">
          <table:table-cell office:value-type="string" calcext:value-type="string">
            <text:p>RCER71H105K2M1H03A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Murata</text:p>
          </table:table-cell>
          <table:table-cell office:value-type="float" office:value="0.355" calcext:value-type="float">
            <text:p>0,355</text:p>
          </table:table-cell>
          <table:table-cell office:value-type="string" calcext:value-type="string">
            <text:p><text:a xlink:href="https://fr.rs-online.com/web/p/condensateurs-ceramique-multicouches/8410755" xlink:type="simple">https://fr.rs-online.com/web/p/condensateurs-ceramique-multicouches/8410755</text:a></text:p>
          </table:table-cell>
          <table:table-cell office:value-type="string" calcext:value-type="string">
            <text:p><text:a xlink:href="https://docs.rs-online.com/dd62/0900766b8135e0d4.pdf" xlink:type="simple">https://docs.rs-online.com/dd62/0900766b8135e0d4.pdf</text:a>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Zener 5.1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sh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5338BG</text:p>
          </table:table-cell>
          <table:table-cell office:value-type="string" calcext:value-type="string">
            <text:p>5W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a xlink:href="https://fr.rs-online.com/web/p/diodes-zener/0463274" xlink:type="simple">https://fr.rs-online.com/web/p/diodes-zener/0463274</text:a></text:p>
          </table:table-cell>
          <table:table-cell office:value-type="string" calcext:value-type="string">
            <text:p><text:a xlink:href="https://docs.rs-online.com/b551/0900766b814f4429.pdf" xlink:type="simple">https://docs.rs-online.com/b551/0900766b814f4429.pdf</text:a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ZX79-C5V1,113</text:p>
          </table:table-cell>
          <table:table-cell table:style-name="ce3" office:value-type="string" calcext:value-type="string">
            <text:p>500mW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string" calcext:value-type="string">
            <text:p><text:a xlink:href="https://fr.rs-online.com/web/p/diodes-zener/5443597" xlink:type="simple">https://fr.rs-online.com/web/p/diodes-zener/5443597</text:a></text:p>
          </table:table-cell>
          <table:table-cell table:style-name="ce3" office:value-type="string" calcext:value-type="string">
            <text:p><text:a xlink:href="https://docs.rs-online.com/9271/0900766b8073397e.pdf" xlink:type="simple">https://docs.rs-online.com/9271/0900766b8073397e.pdf</text:a>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ornier 2 contac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sh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836-2</text:p>
          </table:table-cell>
          <table:table-cell office:value-type="string" calcext:value-type="string">
            <text:p>TE Connectivity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<text:a xlink:href="https://fr.rs-online.com/web/p/borniers-pour-circuits-imprimes/3617667" xlink:type="simple">https://fr.rs-online.com/web/p/borniers-pour-circuits-imprimes/3617667</text:a></text:p>
          </table:table-cell>
          <table:table-cell office:value-type="string" calcext:value-type="string">
            <text:p><text:a xlink:href="https://docs.rs-online.com/6880/0900766b8002dc8a.pdf" xlink:type="simple">https://docs.rs-online.com/6880/0900766b8002dc8a.pdf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17:54:06.674202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1:49:32.950803016</meta:creation-date>
    <dc:date>2024-02-02T17:55:40.582610532</dc:date>
    <meta:editing-duration>PT53M35S</meta:editing-duration>
    <meta:editing-cycles>9</meta:editing-cycles>
    <meta:generator>LibreOffice/24.2.0.3$Linux_X86_64 LibreOffice_project/420$Build-3</meta:generator>
    <meta:document-statistic meta:table-count="1" meta:cell-count="70" meta:object-count="0"/>
  </office:meta>
</office:document-meta>
</file>